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62c3" officeooo:paragraph-rsid="000e6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Wordpress (ET: 15days)</text:p>
      <text:p text:style-name="P1">- Introduction of Wordpress</text:p>
      <text:p text:style-name="P1">- Installation of theme</text:p>
      <text:p text:style-name="P1">- Create Child Theme</text:p>
      <text:p text:style-name="P1">- Design Template on Wordpress 5-33 udemy</text:p>
      <text:p text:style-name="P1"/>
      <text:p text:style-name="P1">/woo-businessassist/wp-content/themes/twentytwenty</text:p>
      <text:p text:style-name="P1"/>
      <text:p text:style-name="P1">/var/www/html/devensys</text:p>
      <text:p text:style-name="P1"/>
      <text:p text:style-name="P1"/>
      <text:p text:style-name="P1">UDEMY CREDENTIAL</text:p>
      <text:p text:style-name="P1">https://www.udemy.com/design-and-develop-a-killer-website-with-html5-and-css3/learn/v4/content</text:p>
      <text:p text:style-name="P1">ID:- accounts@oscprofessionals.com</text:p>
      <text:p text:style-name="P1">PASS:- ensys0101</text:p>
      <text:p text:style-name="P1">2.45:41 java script</text:p>
      <text:p text:style-name="P1"><text:a xlink:type="simple" xlink:href="https://www.youtube.com/watch?v=vquJPYCCJXM" text:style-name="Internet_20_link" text:visited-style-name="Visited_20_Internet_20_Link">https://www.youtube.com/watch?v=vquJPYCCJXM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0:41:38.427000000</meta:creation-date>
    <dc:date>2020-10-14T21:18:01.349000000</dc:date>
    <meta:editing-duration>PT21M12S</meta:editing-duration>
    <meta:editing-cycles>1</meta:editing-cycles>
    <meta:document-statistic meta:table-count="0" meta:image-count="0" meta:object-count="0" meta:page-count="1" meta:paragraph-count="13" meta:word-count="36" meta:character-count="430" meta:non-whitespace-character-count="407"/>
    <meta:generator>LibreOffice/4.4.2.2$Windows_x86 LibreOffice_project/c4c7d32d0d49397cad38d62472b0bc8acff48dd6</meta:generator>
  </office:meta>
</office:document-meta>
</file>